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T_DAC_TB</text:p>
      <text:p text:style-name="Standard">library ieee;</text:p>
      <text:p text:style-name="Standard">use ieee.std_logic_1164.all;</text:p>
      <text:p text:style-name="Standard"/>
      <text:p text:style-name="Standard">entity cnt_dac_tb is</text:p>
      <text:p text:style-name="Standard">end entity cnt_dac_tb;</text:p>
      <text:p text:style-name="Standard"/>
      <text:p text:style-name="Standard">architecture for_dac_tb of cnt_dac_tb is</text:p>
      <text:p text:style-name="Standard"/>
      <text:p text:style-name="Standard"><text:s text:c="2"/>signal CLK <text:s text:c="4"/>: std_logic := '1';</text:p>
      <text:p text:style-name="Standard"><text:s text:c="2"/>signal RST <text:s text:c="4"/>: std_logic;</text:p>
      <text:p text:style-name="Standard"><text:s text:c="2"/>signal DATO1 <text:s text:c="2"/>: std_logic_vector(7 downto 0);</text:p>
      <text:p text:style-name="Standard"><text:s text:c="2"/>signal DATO2 <text:s text:c="2"/>: std_logic_vector(7 downto 0);</text:p>
      <text:p text:style-name="Standard"><text:s text:c="2"/>signal DATO_OK : std_logic;</text:p>
      <text:p text:style-name="Standard"><text:s text:c="2"/>signal SYNC <text:s text:c="3"/>: std_logic;</text:p>
      <text:p text:style-name="Standard"><text:s text:c="2"/>signal SCLK <text:s text:c="3"/>: std_logic;</text:p>
      <text:p text:style-name="Standard"><text:s text:c="2"/>signal D1 <text:s text:c="5"/>: std_logic;</text:p>
      <text:p text:style-name="Standard"><text:s text:c="2"/>signal D2 <text:s text:c="5"/>: std_logic;</text:p>
      <text:p text:style-name="Standard"/>
      <text:p text:style-name="Standard">begin <text:s/>-- architecture for_dac_tb</text:p>
      <text:p text:style-name="Standard"/>
      <text:p text:style-name="Standard"><text:s text:c="2"/>DUT : entity work.cnt_dac</text:p>
      <text:p text:style-name="Standard"><text:s text:c="4"/>port map (</text:p>
      <text:p text:style-name="Standard"><text:s text:c="6"/>CLK <text:s text:c="4"/>=&gt; CLK,</text:p>
      <text:p text:style-name="Standard"><text:s text:c="6"/>RST <text:s text:c="4"/>=&gt; RST,</text:p>
      <text:p text:style-name="Standard"><text:s text:c="6"/>DATO1 <text:s text:c="2"/>=&gt; DATO1,</text:p>
      <text:p text:style-name="Standard"><text:s text:c="6"/>DATO2 <text:s text:c="2"/>=&gt; DATO2,</text:p>
      <text:p text:style-name="Standard"><text:s text:c="6"/>DATO_OK =&gt; DATO_OK,</text:p>
      <text:p text:style-name="Standard"><text:s text:c="6"/>SYNC <text:s text:c="3"/>=&gt; SYNC,</text:p>
      <text:p text:style-name="Standard"><text:s text:c="6"/>SCLK <text:s text:c="3"/>=&gt; SCLK,</text:p>
      <text:p text:style-name="Standard"><text:s text:c="6"/>D1 <text:s text:c="5"/>=&gt; D1,</text:p>
      <text:p text:style-name="Standard"><text:s text:c="6"/>D2 <text:s text:c="5"/>=&gt; D2);</text:p>
      <text:p text:style-name="Standard"><text:tab/><text:tab/></text:p>
      <text:p text:style-name="Standard"><text:s text:c="2"/>T1 : entity work.DAC121S101</text:p>
      <text:p text:style-name="Standard"><text:s text:c="4"/>port map <text:s/>(</text:p>
      <text:p text:style-name="Standard"><text:s text:c="4"/>SYNC =&gt; SYNC,</text:p>
      <text:p text:style-name="Standard"><text:s text:c="4"/>SCLK =&gt; SCLK,</text:p>
      <text:p text:style-name="Standard"><text:s text:c="4"/>DIN <text:s/>=&gt; D1);</text:p>
      <text:p text:style-name="Standard"><text:tab/> </text:p>
      <text:p text:style-name="Standard"><text:s text:c="2"/>T2 : entity work.DAC121S101</text:p>
      <text:p text:style-name="Standard"><text:s text:c="4"/>port map <text:s/>(</text:p>
      <text:p text:style-name="Standard"><text:s text:c="4"/>SYNC =&gt; SYNC,</text:p>
      <text:p text:style-name="Standard"><text:s text:c="4"/>SCLK =&gt; SCLK,</text:p>
      <text:p text:style-name="Standard"><text:s text:c="4"/>DIN <text:s/>=&gt; D2);</text:p>
      <text:p text:style-name="Standard"/>
      <text:p text:style-name="Standard"><text:s text:c="2"/>-- clock generation</text:p>
      <text:p text:style-name="Standard"><text:s text:c="2"/>Clk &lt;= not Clk after 5 ns;</text:p>
      <text:p text:style-name="Standard"><text:s text:c="2"/>rst &lt;= '1', '0' after 50 ns;</text:p>
      <text:p text:style-name="Standard"><text:s text:c="2"/>DATO1 &lt;= x"00", x"A5" after 100 ns;</text:p>
      <text:p text:style-name="Standard"><text:s text:c="2"/>DATO2 &lt;= x"00", x"5A" after 120 ns;</text:p>
      <text:p text:style-name="Standard"><text:s text:c="2"/>DATO_OK &lt;= '0', '1' after 200 ns, '0' after 220 ns;</text:p>
      <text:p text:style-name="Standard">end architecture for_dac_tb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02:56.80</meta:creation-date>
    <dc:date>2015-04-29T12:01:32.90</dc:date>
    <dc:creator>Pedro Barquin Ayuso</dc:creator>
    <meta:editing-duration>PT1M4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46" meta:word-count="173" meta:character-count="1137"/>
  </office:meta>
</office:document-meta>
</file>